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625in" fo:margin-left="0.5271in" table:align="left" style:writing-mode="lr-tb"/>
    </style:style>
    <style:style style:name="Table1.A" style:family="table-column">
      <style:table-column-properties style:column-width="1.05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2.8854in"/>
    </style:style>
    <style:style style:name="Table1.1" style:family="table-row">
      <style:table-row-properties style:min-row-height="0.3104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2" style:family="table">
      <style:table-properties style:width="6.7833in" fo:margin-left="-0.0924in" table:align="left" style:writing-mode="lr-tb"/>
    </style:style>
    <style:style style:name="Table2.A" style:family="table-column">
      <style:table-column-properties style:column-width="0.4188in"/>
    </style:style>
    <style:style style:name="Table2.B" style:family="table-column">
      <style:table-column-properties style:column-width="3.0035in"/>
    </style:style>
    <style:style style:name="Table2.C" style:family="table-column">
      <style:table-column-properties style:column-width="3.3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fo:margin-left="-0.0924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0604in"/>
    </style:style>
    <style:style style:name="Table3.C" style:family="table-column">
      <style:table-column-properties style:column-width="3.18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f81bd" fo:font-size="18pt" style:font-size-asian="18pt" style:font-size-complex="18pt"/>
    </style:style>
    <style:style style:name="P6" style:family="paragraph" style:parent-style-name="Standard">
      <style:paragraph-properties>
        <style:tab-stops>
          <style:tab-stop style:position="0.3335in"/>
          <style:tab-stop style:position="6.6925in" style:type="right" style:leader-style="dotted" style:leader-text="."/>
        </style:tab-stops>
      </style:paragraph-properties>
      <style:text-properties fo:color="#4f81bd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break-before="page"/>
      <style:text-properties fo:color="#4f81bd"/>
    </style:style>
    <style:style style:name="P9" style:family="paragraph" style:parent-style-name="Text_20_body">
      <style:text-properties fo:color="#4f81bd"/>
    </style:style>
    <style:style style:name="P10" style:family="paragraph" style:parent-style-name="Text_20_body">
      <style:text-properties fo:color="#0000ff"/>
    </style:style>
    <style:style style:name="P11" style:family="paragraph" style:parent-style-name="Text_20_body">
      <style:text-properties style:font-name-asian="Times New Roman"/>
    </style:style>
    <style:style style:name="P12" style:family="paragraph" style:parent-style-name="Text_20_body">
      <style:text-properties officeooo:rsid="00072206" officeooo:paragraph-rsid="00072206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text-properties officeooo:rsid="00849161" officeooo:paragraph-rsid="00849161"/>
    </style:style>
    <style:style style:name="P15" style:family="paragraph" style:parent-style-name="Text_20_body">
      <style:text-properties officeooo:rsid="0085283c" officeooo:paragraph-rsid="0085283c"/>
    </style:style>
    <style:style style:name="P16" style:family="paragraph" style:parent-style-name="Text_20_body">
      <style:text-properties officeooo:rsid="00867b7e" officeooo:paragraph-rsid="00867b7e"/>
    </style:style>
    <style:style style:name="P17" style:family="paragraph" style:parent-style-name="Text_20_body">
      <style:text-properties officeooo:rsid="0088a64f" officeooo:paragraph-rsid="0088a64f"/>
    </style:style>
    <style:style style:name="P18" style:family="paragraph" style:parent-style-name="Text_20_body">
      <style:text-properties officeooo:rsid="008ae147" officeooo:paragraph-rsid="008ae147"/>
    </style:style>
    <style:style style:name="P19" style:family="paragraph" style:parent-style-name="Text_20_body">
      <style:text-properties officeooo:rsid="008b76ae" officeooo:paragraph-rsid="008b76ae"/>
    </style:style>
    <style:style style:name="P20" style:family="paragraph" style:parent-style-name="Text_20_body">
      <style:text-properties officeooo:rsid="008e7057" officeooo:paragraph-rsid="008e7057"/>
    </style:style>
    <style:style style:name="P21" style:family="paragraph" style:parent-style-name="Text_20_body">
      <style:paragraph-properties fo:margin-top="0in" fo:margin-bottom="0.0835in" loext:contextual-spacing="false"/>
      <style:text-properties fo:color="#0000ff"/>
    </style:style>
    <style:style style:name="P2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04a424" officeooo:paragraph-rsid="0004a424"/>
    </style:style>
    <style:style style:name="P2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</style:style>
    <style:style style:name="P2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3b254" officeooo:paragraph-rsid="0023b254"/>
    </style:style>
    <style:style style:name="P2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57b39" officeooo:paragraph-rsid="00257b39"/>
    </style:style>
    <style:style style:name="P2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99eac" officeooo:paragraph-rsid="00299eac"/>
    </style:style>
    <style:style style:name="P2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7ddc" officeooo:paragraph-rsid="002b7ddc"/>
    </style:style>
    <style:style style:name="P28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d167" officeooo:paragraph-rsid="002bd167"/>
    </style:style>
    <style:style style:name="P29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4310c5" officeooo:paragraph-rsid="004310c5"/>
    </style:style>
    <style:style style:name="P30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bd345" officeooo:paragraph-rsid="005bd345"/>
    </style:style>
    <style:style style:name="P31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c6c49" officeooo:paragraph-rsid="005c6c49"/>
    </style:style>
    <style:style style:name="P3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03c9c" officeooo:paragraph-rsid="00603c9c"/>
    </style:style>
    <style:style style:name="P3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19096" officeooo:paragraph-rsid="00619096"/>
    </style:style>
    <style:style style:name="P3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624ed" officeooo:paragraph-rsid="006624ed"/>
    </style:style>
    <style:style style:name="P3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c7c7f" officeooo:paragraph-rsid="006c7c7f"/>
    </style:style>
    <style:style style:name="P3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7e95de" officeooo:paragraph-rsid="007e95de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618f1" officeooo:paragraph-rsid="000618f1" fo:hyphenate="false" fo:hyphenation-remain-char-count="2" fo:hyphenation-push-char-count="2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2d707" officeooo:paragraph-rsid="0002d707" fo:hyphenate="false" fo:hyphenation-remain-char-count="2" fo:hyphenation-push-char-count="2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paragraph-rsid="001d449d" fo:hyphenate="false" fo:hyphenation-remain-char-count="2" fo:hyphenation-push-char-count="2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18aa07" officeooo:paragraph-rsid="0018aa07"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3b254" officeooo:paragraph-rsid="0023b254" fo:hyphenate="false" fo:hyphenation-remain-char-count="2" fo:hyphenation-push-char-count="2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57b39" officeooo:paragraph-rsid="00257b39" fo:hyphenate="false" fo:hyphenation-remain-char-count="2" fo:hyphenation-push-char-count="2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99eac" officeooo:paragraph-rsid="00299eac" fo:hyphenate="false" fo:hyphenation-remain-char-count="2" fo:hyphenation-push-char-count="2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7ddc" officeooo:paragraph-rsid="002b7ddc" fo:hyphenate="false" fo:hyphenation-remain-char-count="2" fo:hyphenation-push-char-count="2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d167" officeooo:paragraph-rsid="002bd167" fo:hyphenate="false" fo:hyphenation-remain-char-count="2" fo:hyphenation-push-char-count="2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4310c5" officeooo:paragraph-rsid="004310c5" fo:hyphenate="false" fo:hyphenation-remain-char-count="2" fo:hyphenation-push-char-count="2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37d7c" officeooo:paragraph-rsid="00537d7c" fo:hyphenate="false" fo:hyphenation-remain-char-count="2" fo:hyphenation-push-char-count="2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67c9f" officeooo:paragraph-rsid="00567c9f" fo:hyphenate="false" fo:hyphenation-remain-char-count="2" fo:hyphenation-push-char-count="2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7cd63" officeooo:paragraph-rsid="0057cd63" fo:hyphenate="false" fo:hyphenation-remain-char-count="2" fo:hyphenation-push-char-count="2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5769b" officeooo:paragraph-rsid="000df749" fo:hyphenate="false" fo:hyphenation-remain-char-count="2" fo:hyphenation-push-char-count="2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bd345" officeooo:paragraph-rsid="005bd345" fo:hyphenate="false" fo:hyphenation-remain-char-count="2" fo:hyphenation-push-char-count="2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5c6c49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603c9c" fo:hyphenate="false" fo:hyphenation-remain-char-count="2" fo:hyphenation-push-char-count="2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19096" fo:hyphenate="false" fo:hyphenation-remain-char-count="2" fo:hyphenation-push-char-count="2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624ed" fo:hyphenate="false" fo:hyphenation-remain-char-count="2" fo:hyphenation-push-char-count="2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4259c" officeooo:paragraph-rsid="0064259c" fo:hyphenate="false" fo:hyphenation-remain-char-count="2" fo:hyphenation-push-char-count="2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624ed" officeooo:paragraph-rsid="006624ed" fo:hyphenate="false" fo:hyphenation-remain-char-count="2" fo:hyphenation-push-char-count="2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7c5d5" officeooo:paragraph-rsid="0067c5d5" fo:hyphenate="false" fo:hyphenation-remain-char-count="2" fo:hyphenation-push-char-count="2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c7c7f" officeooo:paragraph-rsid="006c7c7f" fo:hyphenate="false" fo:hyphenation-remain-char-count="2" fo:hyphenation-push-char-count="2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d6d77" officeooo:paragraph-rsid="006d6d77" fo:hyphenate="false" fo:hyphenation-remain-char-count="2" fo:hyphenation-push-char-count="2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e7211" officeooo:paragraph-rsid="006e7211" fo:hyphenate="false" fo:hyphenation-remain-char-count="2" fo:hyphenation-push-char-count="2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123d" officeooo:paragraph-rsid="0070123d" fo:hyphenate="false" fo:hyphenation-remain-char-count="2" fo:hyphenation-push-char-count="2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4d90" officeooo:paragraph-rsid="00704d90" fo:hyphenate="false" fo:hyphenation-remain-char-count="2" fo:hyphenation-push-char-count="2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602fe" officeooo:paragraph-rsid="007602fe" fo:hyphenate="false" fo:hyphenation-remain-char-count="2" fo:hyphenation-push-char-count="2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760ec" officeooo:paragraph-rsid="007760ec" fo:hyphenate="false" fo:hyphenation-remain-char-count="2" fo:hyphenation-push-char-count="2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9602e" officeooo:paragraph-rsid="0079602e" fo:hyphenate="false" fo:hyphenation-remain-char-count="2" fo:hyphenation-push-char-count="2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a9edf" officeooo:paragraph-rsid="007a9edf" fo:hyphenate="false" fo:hyphenation-remain-char-count="2" fo:hyphenation-push-char-count="2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f3cec" officeooo:paragraph-rsid="007f3cec" fo:hyphenate="false" fo:hyphenation-remain-char-count="2" fo:hyphenation-push-char-count="2"/>
    </style:style>
    <style:style style:name="P70" style:family="paragraph" style:parent-style-name="Zawartość_20_tabeli">
      <loext:graphic-properties draw:fill="none"/>
      <style:paragraph-properties fo:margin-left="0in" fo:margin-right="0in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fo:hyphenate="false" fo:hyphenation-remain-char-count="2" fo:hyphenation-push-char-count="2"/>
    </style:style>
    <style:style style:name="P71" style:family="paragraph" style:parent-style-name="Nagłówek_20_spisu_20_treści">
      <style:paragraph-properties fo:margin-left="4.4311in" fo:margin-right="0in" fo:text-indent="0.4925in" style:auto-text-indent="false" fo:break-before="page"/>
    </style:style>
    <style:style style:name="P7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6" style:family="paragraph" style:parent-style-name="Table_20_Contents">
      <style:text-properties officeooo:rsid="00072206" officeooo:paragraph-rsid="00072206"/>
    </style:style>
    <style:style style:name="P77" style:family="paragraph" style:parent-style-name="Table_20_Contents">
      <style:text-properties officeooo:rsid="002ee970" officeooo:paragraph-rsid="002ee970"/>
    </style:style>
    <style:style style:name="P78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79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0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8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8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rsid="00445f97" officeooo:paragraph-rsid="00445f97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83" style:family="paragraph" style:parent-style-name="Nagłówek_20_spisu_20_treści" style:master-page-name="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style:page-number="auto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84" style:family="paragraph" style:parent-style-name="Nagłówek_20_spisu_20_treści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85" style:family="paragraph" style:parent-style-name="Zawartość_20_tabeli">
      <style:paragraph-properties fo:text-align="center" style:justify-single-word="false"/>
    </style:style>
    <style:style style:name="P86" style:family="paragraph" style:parent-style-name="Standard" style:master-page-name="Standard">
      <style:paragraph-properties style:page-number="auto"/>
    </style:style>
    <style:style style:name="P8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966302" officeooo:paragraph-rsid="00966302"/>
    </style:style>
    <style:style style:name="P8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66302" officeooo:paragraph-rsid="00966302" fo:hyphenate="false" fo:hyphenation-remain-char-count="2" fo:hyphenation-push-char-count="2"/>
    </style:style>
    <style:style style:name="P8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70975" officeooo:paragraph-rsid="00970975" fo:hyphenate="false" fo:hyphenation-remain-char-count="2" fo:hyphenation-push-char-count="2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7ef22" officeooo:paragraph-rsid="0097ef22" fo:hyphenate="false" fo:hyphenation-remain-char-count="2" fo:hyphenation-push-char-count="2"/>
    </style:style>
    <style:style style:name="P91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92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93" style:family="paragraph" style:parent-style-name="Heading_20_2">
      <style:paragraph-properties>
        <style:tab-stops>
          <style:tab-stop style:position="0in"/>
        </style:tab-stops>
      </style:paragraph-properties>
      <style:text-properties fo:color="#0000ff"/>
    </style:style>
    <style:style style:name="P94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-asian="Arial" style:font-name-complex="Arial"/>
    </style:style>
    <style:style style:name="P95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3754b5"/>
    </style:style>
    <style:style style:name="P96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415fd3"/>
    </style:style>
    <style:style style:name="P97" style:family="paragraph" style:parent-style-name="Heading_20_4">
      <style:paragraph-properties>
        <style:tab-stops>
          <style:tab-stop style:position="0in"/>
        </style:tab-stops>
      </style:paragraph-properties>
      <style:text-properties fo:color="#4f81bd"/>
    </style:style>
    <style:style style:name="P98" style:family="paragraph" style:parent-style-name="Heading_20_4" style:master-page-name="">
      <loext:graphic-properties draw:fill="none"/>
      <style:paragraph-properties fo:margin-left="0.5in" fo:margin-right="0in" fo:margin-top="0.1665in" fo:margin-bottom="0.0835in" loext:contextual-spacing="false" fo:text-align="justify" style:justify-single-word="false" fo:orphans="0" fo:widows="0" fo:hyphenation-ladder-count="no-limit" fo:text-indent="0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paragraph-rsid="003754b5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99" style:family="paragraph" style:parent-style-name="Heading_20_4" style:list-style-name="" style:master-page-name="">
      <loext:graphic-properties draw:fill="none"/>
      <style:paragraph-properties fo:margin-left="0in" fo:margin-right="0in" fo:margin-top="0.1665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100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T1" style:family="text">
      <style:text-properties fo:color="#4f81bd"/>
    </style:style>
    <style:style style:name="T2" style:family="text">
      <style:text-properties fo:color="#4f81bd" style:font-name-asian="Times New Roman"/>
    </style:style>
    <style:style style:name="T3" style:family="text">
      <style:text-properties fo:color="#4f81bd" style:font-name-asian="Times New Roman" style:font-name-complex="Times New Roman"/>
    </style:style>
    <style:style style:name="T4" style:family="text">
      <style:text-properties fo:color="#000000" officeooo:rsid="001d449d"/>
    </style:style>
    <style:style style:name="T5" style:family="text">
      <style:text-properties fo:color="#000000" officeooo:rsid="0095b883"/>
    </style:style>
    <style:style style:name="T6" style:family="text">
      <style:text-properties fo:color="#000000" officeooo:rsid="00962323"/>
    </style:style>
    <style:style style:name="T7" style:family="text">
      <style:text-properties fo:color="#0000ff"/>
    </style:style>
    <style:style style:name="T8" style:family="text">
      <style:text-properties officeooo:rsid="0004a424"/>
    </style:style>
    <style:style style:name="T9" style:family="text">
      <style:text-properties officeooo:rsid="0008fbd9"/>
    </style:style>
    <style:style style:name="T10" style:family="text">
      <style:text-properties officeooo:rsid="0018aa07"/>
    </style:style>
    <style:style style:name="T11" style:family="text">
      <style:text-properties officeooo:rsid="0018d057"/>
    </style:style>
    <style:style style:name="T12" style:family="text">
      <style:text-properties officeooo:rsid="001a6255"/>
    </style:style>
    <style:style style:name="T13" style:family="text">
      <style:text-properties officeooo:rsid="001d449d"/>
    </style:style>
    <style:style style:name="T14" style:family="text">
      <style:text-properties fo:color="#ce181e"/>
    </style:style>
    <style:style style:name="T15" style:family="text">
      <style:text-properties fo:color="#ce181e" officeooo:rsid="001d449d"/>
    </style:style>
    <style:style style:name="T16" style:family="text">
      <style:text-properties fo:color="#ce181e" officeooo:rsid="005aa880"/>
    </style:style>
    <style:style style:name="T17" style:family="text">
      <style:text-properties fo:color="#ce181e" officeooo:rsid="0095b883"/>
    </style:style>
    <style:style style:name="T18" style:family="text">
      <style:text-properties officeooo:rsid="002ee970"/>
    </style:style>
    <style:style style:name="T19" style:family="text">
      <style:text-properties officeooo:rsid="003308bd"/>
    </style:style>
    <style:style style:name="T20" style:family="text">
      <style:text-properties officeooo:rsid="003453f5"/>
    </style:style>
    <style:style style:name="T21" style:family="text">
      <style:text-properties officeooo:rsid="003b9b04"/>
    </style:style>
    <style:style style:name="T22" style:family="text">
      <style:text-properties officeooo:rsid="003d086c"/>
    </style:style>
    <style:style style:name="T23" style:family="text">
      <style:text-properties officeooo:rsid="003ec8d3"/>
    </style:style>
    <style:style style:name="T24" style:family="text">
      <style:text-properties officeooo:rsid="003f35e4"/>
    </style:style>
    <style:style style:name="T25" style:family="text">
      <style:text-properties officeooo:rsid="00568348"/>
    </style:style>
    <style:style style:name="T26" style:family="text">
      <style:text-properties officeooo:rsid="005e9910"/>
    </style:style>
    <style:style style:name="T27" style:family="text">
      <style:text-properties officeooo:rsid="00603c9c"/>
    </style:style>
    <style:style style:name="T28" style:family="text">
      <style:text-properties officeooo:rsid="00694f3f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970975" style:font-style-asian="italic" style:font-weight-asian="bold" style:font-style-complex="italic" style:font-weight-complex="bold"/>
    </style:style>
    <style:style style:name="T31" style:family="text">
      <style:text-properties officeooo:rsid="0089a092"/>
    </style:style>
    <style:style style:name="T32" style:family="text">
      <style:text-properties officeooo:rsid="009142f7"/>
    </style:style>
    <style:style style:name="T33" style:family="text"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Times New Roman" fo:font-size="12pt" fo:language="pl" fo:country="PL" officeooo:rsid="009142f7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5" style:family="text">
      <style:text-properties officeooo:rsid="00970975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970975" style:font-weight-asian="bold" style:font-weight-complex="bol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­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gramowanie aplikacji klient-serwer</text:p>
      <text:p text:style-name="P3"/>
      <text:p text:style-name="P3"/>
      <text:p text:style-name="P5">Projekt 6 Egzamin testowy</text:p>
      <text:p text:style-name="P7"/>
      <text:p text:style-name="P7"/>
      <text:p text:style-name="P3">Projekt</text:p>
      <text:p text:style-name="P3"/>
      <text:p text:style-name="P2">(wersja 1.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ZY PROJEKTU:</text:p>
      <text:p text:style-name="P3"/>
      <text:p text:style-name="P83">Uladzislau Harbuz</text:p>
      <text:p text:style-name="P84">Maksym Yakymyshyn</text:p>
      <text:p text:style-name="P71">Spis treści</text:p>
      <text:section text:style-name="Sect1" text:name="Section1">
        <text:p text:style-name="P72"><text:span text:style-name="T3"><text:s/></text:span><text:span text:style-name="T1">1 <text:s/>Wstęp<text:tab/>3</text:span></text:p>
        <text:p text:style-name="P73"><text:span text:style-name="T3"><text:s/></text:span><text:span text:style-name="T1">1.1 <text:s/>Treść zadania<text:tab/>3</text:span></text:p>
        <text:p text:style-name="P73"><text:span text:style-name="T3"><text:s/></text:span><text:span text:style-name="T1">1.2 <text:s/>Dodatkowe założenia<text:tab/>3</text:span></text:p>
        <text:p text:style-name="P74"><text:span text:style-name="T2"><text:s/></text:span><text:span text:style-name="T1">1.2.1 <text:s/>Serwer<text:tab/>3</text:span></text:p>
        <text:p text:style-name="P74"><text:span text:style-name="T2"><text:s/></text:span><text:span text:style-name="T1">1.2.2 <text:s/>Klient<text:tab/>3</text:span></text:p>
        <text:p text:style-name="P72"><text:span text:style-name="T3"><text:s/></text:span><text:span text:style-name="T1">2 <text:s/>Słownik pojęć<text:tab/>3</text:span></text:p>
        <text:p text:style-name="P72"><text:span text:style-name="T3"><text:s/></text:span><text:span text:style-name="T1">3 <text:s/>Użyte protokoły<text:tab/>3</text:span></text:p>
        <text:p text:style-name="P73"><text:span text:style-name="T3"><text:s/></text:span><text:span text:style-name="T1">3.1 <text:s/>Protokół komunikacji klienta z serwerem<text:tab/>3</text:span></text:p>
        <text:p text:style-name="P74"><text:span text:style-name="T2"><text:s/></text:span><text:span text:style-name="T1">3.1.1 <text:s text:c="2"/>Wstęp<text:tab/>3</text:span></text:p>
        <text:p text:style-name="P75"><text:span text:style-name="T2"><text:s/></text:span><text:span text:style-name="T1">3.1.1.1 <text:s/>Technologia<text:tab/>3</text:span></text:p>
        <text:p text:style-name="P75"><text:span text:style-name="T2"><text:s/></text:span><text:span text:style-name="T1">3.1.1.2 <text:s/>Funkcjonalność:<text:tab/>3</text:span></text:p>
        <text:p text:style-name="P74"><text:span text:style-name="T2"><text:s/></text:span><text:span text:style-name="T1">3.1.2 <text:s/>Dokładny opis funkcjonalny poszczególnych metod/komend<text:tab/>4</text:span></text:p>
        <text:p text:style-name="P75"><text:span text:style-name="T2"><text:s/></text:span><text:span text:style-name="T1">3.1.2.1 <text:s/>XXXXXXXXXXXX (<text:tab/>4</text:span></text:p>
        <text:p text:style-name="P74"><text:span text:style-name="T2"><text:s/></text:span><text:span text:style-name="T1">3.1.3 <text:s/>Spis komunikatów błędów<text:tab/>4</text:span></text:p>
        <text:p text:style-name="P73"><text:span text:style-name="T3"><text:s/></text:span><text:span text:style-name="T1">3.2 <text:s/>Protokół przesyłania plików pomiędzy klientami(o ile występuje)<text:tab/>4</text:span></text:p>
        <text:p text:style-name="P74"><text:span text:style-name="T2"><text:s/></text:span><text:span text:style-name="T1">3.2.1 <text:s/>Wstęp<text:tab/>4</text:span></text:p>
        <text:p text:style-name="P74"><text:span text:style-name="T2"><text:s/></text:span><text:span text:style-name="T1">3.2.2 <text:s/>Żądanie<text:tab/>5</text:span></text:p>
        <text:p text:style-name="P74"><text:span text:style-name="T2"><text:s/></text:span><text:span text:style-name="T1">3.2.3 <text:s/>Odpowiedź<text:tab/>5</text:span></text:p>
        <text:p text:style-name="P74"><text:span text:style-name="T2"><text:s/></text:span><text:span text:style-name="T1">3.2.4 <text:s/>Spis komunikatów błędów<text:tab/>5</text:span></text:p>
        <text:p text:style-name="P72"><text:span text:style-name="T3"><text:s/></text:span><text:span text:style-name="T1">4 <text:s/>Przypadki użycia<text:tab/>5</text:span></text:p>
        <text:p text:style-name="P74"><text:span text:style-name="T2"><text:s/></text:span><text:span text:style-name="T1">4.1.1 <text:s/>Klient tworzy nowego użytkownika w bazie serwera<text:tab/>5</text:span></text:p>
        <text:p text:style-name="P74"><text:span text:style-name="T2"><text:s/></text:span><text:span text:style-name="T1">4.1.2 <text:s/>Klient loguje się do serwera<text:tab/>5</text:span></text:p>
        <text:p text:style-name="P74"><text:span text:style-name="T2"><text:s/></text:span><text:span text:style-name="T1">4.1.3 <text:s/>Klient wylogowuje się z serwera<text:tab/>5</text:span></text:p>
        <text:p text:style-name="P74"><text:span text:style-name="T2"><text:s/></text:span><text:span text:style-name="T1">4.1.4 <text:s/>XXXXXXXXXXXXXXX<text:tab/>5</text:span></text:p>
        <text:p text:style-name="P72"><text:span text:style-name="T3"><text:s/></text:span><text:span text:style-name="T1">5 <text:s/>Aplikacja klienta<text:tab/>5</text:span></text:p>
        <text:p text:style-name="P73"><text:span text:style-name="T3"><text:s/></text:span><text:span text:style-name="T1">5.1 <text:s/>Wstęp<text:tab/>5</text:span></text:p>
        <text:p text:style-name="P73"><text:span text:style-name="T3"><text:s/></text:span><text:span text:style-name="T1">5.2 <text:s/>Moduł nazwa1<text:tab/>5</text:span></text:p>
        <text:p text:style-name="P73"><text:span text:style-name="T3"><text:s/></text:span><text:span text:style-name="T1">5.3 <text:s/>Moduł nazwa2<text:tab/>5</text:span></text:p>
        <text:p text:style-name="P72"><text:span text:style-name="T3"><text:s/></text:span><text:span text:style-name="T1">6 <text:s/>Aplikacja serwera<text:tab/>5</text:span></text:p>
        <text:p text:style-name="P73"><text:span text:style-name="T3"><text:s/></text:span><text:span text:style-name="T1">6.1 <text:s/>Wstęp<text:tab/>5</text:span></text:p>
        <text:p text:style-name="P73"><text:span text:style-name="T3"><text:s/></text:span><text:span text:style-name="T1">6.2 <text:s/>Moduł nazwa1<text:tab/>6</text:span></text:p>
        <text:p text:style-name="P73"><text:span text:style-name="T3"><text:s/></text:span><text:span text:style-name="T1">6.3 <text:s/>Moduł nazwa2<text:tab/>6</text:span></text:p>
        <text:p text:style-name="P72"><text:span text:style-name="T3"><text:s/></text:span><text:span text:style-name="T1">7 <text:s/>Przechowywane dane <text:tab/>6</text:span></text:p>
        <text:p text:style-name="P73"><text:span text:style-name="T3"><text:s/></text:span><text:span text:style-name="T1">7.1 <text:s/>Wstęp<text:tab/>6</text:span></text:p>
        <text:p text:style-name="P73"><text:span text:style-name="T3"><text:s/></text:span><text:span text:style-name="T1">7.2 <text:s/>Tabela/ plik1<text:tab/>6</text:span></text:p>
        <text:p text:style-name="P73"><text:span text:style-name="T3"><text:s/></text:span><text:span text:style-name="T1">7.3 <text:s/>Tabela/ plik2<text:tab/>6</text:span></text:p>
        <text:p text:style-name="P72"><text:span text:style-name="T3"><text:s/></text:span><text:span text:style-name="T1">8 <text:s/>Interfejs danych<text:tab/>6</text:span></text:p>
        <text:p text:style-name="P73"><text:span text:style-name="T3"><text:s/></text:span><text:span text:style-name="T1">8.1 <text:s/>Funkcja 1<text:tab/>6</text:span></text:p>
        <text:p text:style-name="P73"><text:span text:style-name="T3"><text:s/></text:span><text:span text:style-name="T1">8.2 <text:s/>Funkcja 2<text:tab/>6</text:span></text:p>
        <text:p text:style-name="P73"><text:span text:style-name="T3"><text:s/></text:span><text:span text:style-name="T1">8.3 <text:s/>…<text:tab/>6</text:span></text:p>
        <text:p text:style-name="P73"><text:span text:style-name="T3"><text:s/></text:span><text:span text:style-name="T1">8.4 <text:s/>Spis komunikatów błędów<text:tab/>6</text:span></text:p>
        <text:p text:style-name="P72"><text:span text:style-name="T3"><text:s/></text:span><text:span text:style-name="T1">9 <text:s/>Planowany podział prac<text:tab/>6</text:span></text:p>
      </text:section>
      <text:section text:style-name="Sect2" text:name="Section2">
        <text:p text:style-name="P6"/>
        <text:p text:style-name="P8"/>
        <text:h text:style-name="P91" text:outline-level="1">Wstęp</text:h>
        <text:h text:style-name="P92" text:outline-level="2">Treść zadania</text:h>
        <text:p text:style-name="P78">Aplikacja umożliwia tworzenie i przeprowadzanie egzaminu testowego. 3 rodzaje użytkowników: administrator, egzaminator i student. Administrator tworzy grupy studenckie i przypisuje do nich studentów. Egzaminator wprowadza egzamin testowy (wszystkie pytania zamknięte) podając dla wszystkich pytań:</text:p>
        <text:p text:style-name="P81">•Treść pytania,</text:p>
        <text:p text:style-name="P81">•Propozycje odpowiedzi (co najwyżej 5),</text:p>
        <text:p text:style-name="P81">•Poprawną odpowiedź (tylko 1).</text:p>
        <text:p text:style-name="P81">Egzaminator przeprowadza egzamin udostępniając go wybranej grupie studentów na określony czas oraz uruchamia automatyczne sprawdzanie wyników testu dla poszczególnych studentów.</text:p>
        <text:p text:style-name="P81">Po sprawdzeniu wynik testu jest przypisywany poszczególnym studentom.</text:p>
        <text:p text:style-name="P81">Student loguje się, wprowadza odpowiedzi na poszczególne pytania i ogląda wyniki.</text:p>
        <text:h text:style-name="P92" text:outline-level="2">Dodatkowe założenia</text:h>
        <text:h text:style-name="P100" text:outline-level="3">Serwer</text:h>
        <text:p text:style-name="P78">Serwer wykonany zostanie w język<text:span text:style-name="T32">ach</text:span> <text:span text:style-name="T32">C i </text:span>C++. Dane o klientach, plikach i zamówieniach będą przechowywane w <text:span text:style-name="T33">bazie danych </text:span><text:span text:style-name="T34">SQLite.</text:span></text:p>
        <text:h text:style-name="P100" text:outline-level="3">Klient</text:h>
        <text:p text:style-name="P78">Klient będzie aplikacją napisaną w języku C#</text:p>
        <text:h text:style-name="P91" text:outline-level="1">Słownik pojęć</text:h>
        <text:p text:style-name="P78">Sesja – abstrakcja połączenia zautentyfikowanego klienta z serwerem. Wszystkie komunikaty są wysyłane w ramach sesji. Wszystkie spróby komunikacji z serwerem poza aktywną sesją są odrzucane przez serwer.</text:p>
        <text:h text:style-name="P91" text:outline-level="1">Użyte protokoły</text:h>
        <text:h text:style-name="P92" text:outline-level="2">Protokół komunikacji klienta z serwerem</text:h>
        <text:h text:style-name="P100" text:outline-level="3"><text:tab/>Wstęp</text:h>
        <text:p text:style-name="Text_20_body"/>
        <text:p text:style-name="Standard">Został opracowany własny protokół <text:span text:style-name="T19">komunikacji pomiędzy klientem a serwerem (Tablica </text:span>3.1.1.2.1<text:span text:style-name="T20">).</text:span></text:p>
        <text:h text:style-name="P95" text:outline-level="4"><text:soft-page-break/>Technologia</text:h>
        <text:h text:style-name="P98" text:outline-level="4" text:is-list-header="true">Zaprojektowana ramka danych składa się z: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70">Polecenie</text:p>
            </table:table-cell>
            <table:table-cell table:style-name="Table1.A1" office:value-type="string">
              <text:p text:style-name="P85">Rozmiar danych</text:p>
            </table:table-cell>
            <table:table-cell table:style-name="Table1.C1" office:value-type="string">
              <text:p text:style-name="P85">Dane</text:p>
            </table:table-cell>
          </table:table-row>
        </table:table>
        <text:h text:style-name="P99" text:outline-level="4">Polecenie – 1 bajt</text:h>
        <text:p text:style-name="P80">Rozmiar danych – 1 bajt, który pokazuje rozmiar danych w sekcji „Dane”(dom. w bajtach).</text:p>
        <text:p text:style-name="P82">W przypadku błędu po stronie serwera serwer musi zwracać komunikat ERROR_DATAGRAM (Tablica 3.1.1.2.1).</text:p>
        <text:h text:style-name="P96" text:outline-level="4">Funkcjonalność:</text:h>
        <text:p text:style-name="P79">Protokół ten realizuje następującą funkcjonalność:</text:p>
        <text:p text:style-name="P9"/>
        <text:p text:style-name="P13"><text:span text:style-name="T22">Tablica</text:span> 3.1.1.2.1 – <text:span text:style-name="T21">Opis protokołu komunikacji klient-serwer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23">Lp</text:p>
            </table:table-cell>
            <table:table-cell table:style-name="Table2.A1" office:value-type="string">
              <text:p text:style-name="P23">Treść komunikatu</text:p>
            </table:table-cell>
            <table:table-cell table:style-name="Table2.C1" office:value-type="string">
              <text:p text:style-name="P23">Spodziewana reakcja</text:p>
            </table:table-cell>
          </table:table-row>
          <table:table-row table:style-name="Table2.1">
            <table:table-cell table:style-name="Table2.A1" office:value-type="string">
              <text:p text:style-name="P30">0</text:p>
            </table:table-cell>
            <table:table-cell table:style-name="Table2.A1" office:value-type="string">
              <text:p text:style-name="P30">INVALID_COMMAND</text:p>
            </table:table-cell>
            <table:table-cell table:style-name="Table2.C1" office:value-type="string">
              <text:p text:style-name="P52">Serwer dostał nie istniejący komunikat.</text:p>
            </table:table-cell>
          </table:table-row>
          <table:table-row table:style-name="Table2.1">
            <table:table-cell table:style-name="Table2.A3" office:value-type="string">
              <text:p text:style-name="P23">1</text:p>
            </table:table-cell>
            <table:table-cell table:style-name="Table2.A3" office:value-type="string">
              <text:p text:style-name="P23">GET_TEST_LIST_SIZE</text:p>
            </table:table-cell>
            <table:table-cell table:style-name="Table2.C3" office:value-type="string">
              <text:p text:style-name="P41">Klient wysyła do serwera <text:span text:style-name="T24">ramkę</text:span> <text:span text:style-name="T11">z polem „Rozmiar danych” = 0 i bez pola „Dane”</text:span>.</text:p>
              <text:p text:style-name="P39">Klient otrzymuje liczbę testów <text:span text:style-name="T10">w</text:span> polu „Dane”.</text:p>
            </table:table-cell>
          </table:table-row>
          <table:table-row table:style-name="Table2.1">
            <table:table-cell table:style-name="Table2.A1" office:value-type="string">
              <text:p text:style-name="P23">2</text:p>
            </table:table-cell>
            <table:table-cell table:style-name="Table2.A1" office:value-type="string">
              <text:p text:style-name="P23">GET_TEST</text:p>
            </table:table-cell>
            <table:table-cell table:style-name="Table2.C1" office:value-type="string">
              <text:p text:style-name="P40">Klient <text:span text:style-name="T12">w</text:span> polu „Dane” wpisuje numer testu. Otrzymuje od serwera wypełnioną ramkę danych <text:span text:style-name="T13">w formacie JSON zdefiniowanym następująco:</text:span></text:p>
              <text:p text:style-name="P40"><text:span text:style-name="T13">{„text”:”</text:span><text:span text:style-name="T15">tekst_pytania”</text:span><text:span text:style-name="T13">, „variants”:[{„1”:</text:span><text:span text:style-name="T4">„</text:span><text:span text:style-name="T15">odp1”</text:span><text:span text:style-name="T17">}</text:span><text:span text:style-name="T4">,</text:span><text:span text:style-name="T5">{„</text:span><text:span text:style-name="T6">2</text:span><text:span text:style-name="T5">”:</text:span><text:span text:style-name="T4">”</text:span><text:span text:style-name="T15">odp2”</text:span><text:span text:style-name="T17">}</text:span><text:span text:style-name="T4">, </text:span><text:span text:style-name="T13">… ]},</text:span></text:p>
              <text:p text:style-name="P68">gdzie <text:span text:style-name="T29">text</text:span> – tekst pytania,</text:p>
              <text:p text:style-name="P68"><text:span text:style-name="T29">variants</text:span> – lista możliwych odpowiedzi na pytanie.</text:p>
            </table:table-cell>
          </table:table-row>
          <table:table-row table:style-name="Table2.1">
            <table:table-cell table:style-name="Table2.A3" office:value-type="string">
              <text:p text:style-name="P24">3</text:p>
            </table:table-cell>
            <table:table-cell table:style-name="Table2.A3" office:value-type="string">
              <text:p text:style-name="P24">SEND_TESTS_ANSWERS</text:p>
            </table:table-cell>
            <table:table-cell table:style-name="Table2.C3" office:value-type="string">
              <text:p text:style-name="P42">Klient wysyła w polu „Dane” wybrane odpowiedzi dla testów w formacie JSON zdefiniowanym następująco:</text:p>
              <text:p text:style-name="P42">{„answewrs”:[„<text:span text:style-name="T14">test_n”</text:span>:”<text:span text:style-name="T14">ans_</text:span><text:span text:style-name="T16">n”</text:span>, … ]},</text:p>
              <text:p text:style-name="P67">gdzie <text:span text:style-name="T29">answers</text:span> – lista par „numer testu”:”numer wybranej odpowiedzi”.</text:p>
              <text:p text:style-name="P48">Klient dostaje w odpowiedź ramkę z kodem błędu.</text:p>
            </table:table-cell>
          </table:table-row>
          <table:table-row table:style-name="Table2.1">
            <table:table-cell table:style-name="Table2.A1" office:value-type="string">
              <text:p text:style-name="P24">4</text:p>
            </table:table-cell>
            <table:table-cell table:style-name="Table2.A1" office:value-type="string">
              <text:p text:style-name="P22">OPEN_SESSION</text:p>
            </table:table-cell>
            <table:table-cell table:style-name="Table2.C1" office:value-type="string">
              <text:p text:style-name="P37">Komunikat mówi serwerowi otworzyć nową sesję.</text:p>
              <text:p text:style-name="P38">Serwer czeka na nowe połączenie od klientów. Po uzyskaniu nowego połączenia serwer <text:span text:style-name="T8">czeka</text:span> <text:soft-page-break/>na ten komunikat. <text:span text:style-name="T9">Pole „Rozmiar danych” jest równe LOGIN_BYTE_SIZE + PASSWORD_BYTE_SIZE z tablicy 3.1.1.2.2, i w polu „Dane” do serwera są przesyłane login w pierwszych LOGIN_BYTE_SIZE i hasło w bajtach [LOGIN_BYTE_SIZE, PASSWORD_BYTE_SIZE].</text:span></text:p>
              <text:p text:style-name="P51">Klient dostaje w odpowiedź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4">5</text:p>
            </table:table-cell>
            <table:table-cell table:style-name="Table2.A3" office:value-type="string">
              <text:p text:style-name="P22">CLOSE_SESSION</text:p>
            </table:table-cell>
            <table:table-cell table:style-name="Table2.C3" office:value-type="string">
              <text:p text:style-name="P37">Zamyka aktualną sesję.</text:p>
              <text:p text:style-name="P49">Kliend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5">6</text:p>
            </table:table-cell>
            <table:table-cell table:style-name="Table2.A3" office:value-type="string">
              <text:p text:style-name="P25">GET_RESULTS</text:p>
            </table:table-cell>
            <table:table-cell table:style-name="Table2.C3" office:value-type="string">
              <text:p text:style-name="P43">Klient wysyła pustą ramkę.</text:p>
              <text:p text:style-name="P43">Dostaje od serwera ramke z polem „Dane” zawierającą wyniki testów w formacie JSON:</text:p>
              <text:p text:style-name="P43">{„pass”:”<text:span text:style-name="T14">liczba_testów_zdanych”</text:span>, „all”:”<text:span text:style-name="T14">liczba_wszystkich_testów”</text:span>},</text:p>
              <text:p text:style-name="P66">gdzie <text:span text:style-name="T29">pass</text:span> – liczba prawidłowych odpowiedzi w tescie,</text:p>
              <text:p text:style-name="P66"><text:span text:style-name="T29">all</text:span> – liczba wszystkich testów.</text:p>
              <text:p text:style-name="P43"/>
            </table:table-cell>
          </table:table-row>
          <table:table-row table:style-name="Table2.1">
            <table:table-cell table:style-name="Table2.A3" office:value-type="string">
              <text:p text:style-name="P26">7</text:p>
            </table:table-cell>
            <table:table-cell table:style-name="Table2.A3" office:value-type="string">
              <text:p text:style-name="P26">CHANGE_CREDENTIALS</text:p>
            </table:table-cell>
            <table:table-cell table:style-name="Table2.C3" office:value-type="string">
              <text:p text:style-name="P44">Klient wpisuje w pole „Dane” w pierwsze LOGIN_BYTE_SIZE bajt nowy login, a w następne PASSWORD_BYTE_SIZE nowe hasło.</text:p>
              <text:p text:style-name="P44"><text:span text:style-name="T25">Klient dostaje komunikat zwrotny z kodem błędu</text:span>.</text:p>
            </table:table-cell>
          </table:table-row>
          <table:table-row table:style-name="Table2.1">
            <table:table-cell table:style-name="Table2.A3" office:value-type="string">
              <text:p text:style-name="P27">8</text:p>
            </table:table-cell>
            <table:table-cell table:style-name="Table2.A3" office:value-type="string">
              <text:p text:style-name="P27">ADD_GROUP</text:p>
            </table:table-cell>
            <table:table-cell table:style-name="Table2.C3" office:value-type="string">
              <text:p text:style-name="P45">Klient wpisuje w pole „Dane” nazwę nowej grupy.</text:p>
              <text:p text:style-name="P45">Dostaje od serwera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8">9</text:p>
            </table:table-cell>
            <table:table-cell table:style-name="Table2.A3" office:value-type="string">
              <text:p text:style-name="P28">ADD_USER</text:p>
            </table:table-cell>
            <table:table-cell table:style-name="Table2.C3" office:value-type="string">
              <text:p text:style-name="P46">Klient wpisuje w pole danych : pierwsze LOGIN_BYTE_SIZE bajtów – login nowego użytkownika, w następne PASSWORD_BYTE_SIZE bajtów – nowe hasło nowego użytkownika, <text:span text:style-name="T18">i w ostatnim bajcie wysyłą kod grupy nowego użytkownika z tablicy 3.1.1.2.3.</text:span></text:p>
              <text:p text:style-name="P50">Klient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9">10</text:p>
            </table:table-cell>
            <table:table-cell table:style-name="Table2.A3" office:value-type="string">
              <text:p text:style-name="P29">ERROR_DATAGRAM</text:p>
            </table:table-cell>
            <table:table-cell table:style-name="Table2.C3" office:value-type="string">
              <text:p text:style-name="P47">Ten komunikat świadczy o tym, że w polu „Dane” w pierwszym bajcie znajduje się kod błędu , a w drugim bajcie - kod operacji której <text:soft-page-break/>ten błąd dotyczy. Rozmiar pola „Dane” Wynosi 2 bajty.</text:p>
            </table:table-cell>
          </table:table-row>
          <table:table-row table:style-name="Table2.1">
            <table:table-cell table:style-name="Table2.A3" office:value-type="string">
              <text:p text:style-name="P30">11</text:p>
            </table:table-cell>
            <table:table-cell table:style-name="Table2.A3" office:value-type="string">
              <text:p text:style-name="P31">DELETE_USER</text:p>
            </table:table-cell>
            <table:table-cell table:style-name="Table2.C3" office:value-type="string">
              <text:p text:style-name="P53">Użytkownik z uprawnieniami administratora podaje w polu „dane” nazwę użytkownika do usunięcia. W przypadku sukcesu podany użytkownik zostanie usunięty z <text:span text:style-name="T26">listy użytkowników</text:span>.</text:p>
            </table:table-cell>
          </table:table-row>
          <table:table-row table:style-name="Table2.1">
            <table:table-cell table:style-name="Table2.A3" office:value-type="string">
              <text:p text:style-name="P32">12</text:p>
            </table:table-cell>
            <table:table-cell table:style-name="Table2.A3" office:value-type="string">
              <text:p text:style-name="P32">DELETE_GROUP</text:p>
            </table:table-cell>
            <table:table-cell table:style-name="Table2.C3" office:value-type="string">
              <text:p text:style-name="P54">Użytkownik z uprawnieniami administratora podaje w polu „dane” nazwę <text:span text:style-name="T27">grupy</text:span> do usunięcia. W przypadku sukcesu podan<text:span text:style-name="T27">a</text:span> <text:span text:style-name="T27">grupa</text:span> zostanie usunięt<text:span text:style-name="T27">a</text:span> z <text:span text:style-name="T26">listy istniejących grup</text:span>.</text:p>
            </table:table-cell>
          </table:table-row>
          <table:table-row table:style-name="Table2.1">
            <table:table-cell table:style-name="Table2.A3" office:value-type="string">
              <text:p text:style-name="P33">13</text:p>
            </table:table-cell>
            <table:table-cell table:style-name="Table2.A3" office:value-type="string">
              <text:p text:style-name="P33">GET_USER_INFO</text:p>
            </table:table-cell>
            <table:table-cell table:style-name="Table2.C3" office:value-type="string">
              <text:p text:style-name="P55">Klient wysyła ramkę z nazwą użytkownika w polu „dane”. </text:p>
              <text:p text:style-name="P55">W odpowiedzi od serwera dostaje ramkę z polem polecenia „GET_USER_INFO”, i polem „dane” wypełnionym w formacie json zdefiniowanym następująco:</text:p>
              <text:p text:style-name="P55">{„groups”:[„<text:span text:style-name="T14">grupa 1</text:span>”. „<text:span text:style-name="T14">grupa 2”</text:span>, ...], „login”:”<text:span text:style-name="T14">nazwa użytkownika</text:span>”, „name”:”<text:span text:style-name="T14">Imię</text:span>”, „surname”:”<text:span text:style-name="T14">Nazwisko</text:span>”},</text:p>
              <text:p text:style-name="P65">gdzie <text:span text:style-name="T29">groups</text:span> – lista grup do których należy użytkownik,</text:p>
              <text:p text:style-name="P65"><text:span text:style-name="T29">login</text:span> – nazwa użytkownika,</text:p>
              <text:p text:style-name="P65"><text:span text:style-name="T29">name</text:span> – imię użytkownika,</text:p>
              <text:p text:style-name="P65"><text:span text:style-name="T29">surname</text:span> – nazwisko użytkownika.</text:p>
              <text:p text:style-name="P57">W przypadku błędu lub nie istnienia użytkownika klient dostaje zwykły komunikat typu ERROR_DATAGRAM.</text:p>
            </table:table-cell>
          </table:table-row>
          <table:table-row table:style-name="Table2.1">
            <table:table-cell table:style-name="Table2.A3" office:value-type="string">
              <text:p text:style-name="P34">14</text:p>
            </table:table-cell>
            <table:table-cell table:style-name="Table2.A3" office:value-type="string">
              <text:p text:style-name="P34">SET_USER_INFO</text:p>
            </table:table-cell>
            <table:table-cell table:style-name="Table2.C3" office:value-type="string">
              <text:p text:style-name="P58">Ustawia dane podanego użytkownika na nowe.</text:p>
              <text:p text:style-name="P58">Klient wysyła ramkę z polem „dane” wypełnionym w formacie json zdefiniowanym w następujący sposób:</text:p>
              <text:p text:style-name="P56">{„login”:”<text:span text:style-name="T14">nazwa użytkownika</text:span>”, „name”:”<text:span text:style-name="T14">Imię</text:span>”, „surname”:”<text:span text:style-name="T14">Nazwisko</text:span>”},</text:p>
              <text:p text:style-name="P64">gdzie <text:span text:style-name="T29">login</text:span> – nazwa użytkownika dla którego dane zostaną zmienione,</text:p>
              <text:p text:style-name="P64"><text:span text:style-name="T29">name</text:span> – nowe imię użytkownika,</text:p>
              <text:p text:style-name="P64"><text:span text:style-name="T29">surname</text:span> – nowe nazwisko użytkownika.</text:p>
              <text:p text:style-name="P59">Klient dostaje <text:span text:style-name="T28">w odpowiedi</text:span> ramkę z kodem błędu.</text:p>
            </table:table-cell>
          </table:table-row>
          <table:table-row table:style-name="Table2.1">
            <table:table-cell table:style-name="Table2.A3" office:value-type="string">
              <text:p text:style-name="P35">15</text:p>
            </table:table-cell>
            <table:table-cell table:style-name="Table2.A3" office:value-type="string">
              <text:p text:style-name="P35">ADD_TO_GROUP</text:p>
            </table:table-cell>
            <table:table-cell table:style-name="Table2.C3" office:value-type="string">
              <text:p text:style-name="P60">Dodaje podanego użytkownika do podanej grupy. Dla wykonania tej operacji są potrzebne <text:soft-page-break/>uprawnienia administratora.</text:p>
              <text:p text:style-name="P61">Klient wysyła ramkę z polem „dane” wypełnionym w formacie json zdefiniowanym następująco:</text:p>
              <text:p text:style-name="P61">{„login”:”<text:span text:style-name="T14">login użytkownika</text:span>”, „group”:”<text:span text:style-name="T14">nazwa grupy</text:span>”},</text:p>
              <text:p text:style-name="P62">gdzie <text:span text:style-name="T29">login</text:span> – nazwa użytkownika którego trzeba dodać do grupy,</text:p>
              <text:p text:style-name="P62"><text:span text:style-name="T29">group</text:span> – nazwa grupy do której zostanie dodany użytkownik.</text:p>
              <text:p text:style-name="P63">Klient dostaje w odpowiezi ramkę z kodem błędu.</text:p>
            </table:table-cell>
          </table:table-row>
          <table:table-row table:style-name="Table2.1">
            <table:table-cell table:style-name="Table2.A3" office:value-type="string">
              <text:p text:style-name="P36">16</text:p>
            </table:table-cell>
            <table:table-cell table:style-name="Table2.A3" office:value-type="string">
              <text:p text:style-name="P36">REMOVE_FROM_GROUP</text:p>
            </table:table-cell>
            <table:table-cell table:style-name="Table2.C3" office:value-type="string">
              <text:p text:style-name="P69">Usuwa podanego użytkownika z podanej grupy.</text:p>
              <text:p text:style-name="P69">Klient wysyła ramkę z polem danych wypełnionym w formacie json zdefiniowanym następująco:</text:p>
              <text:p text:style-name="P69">{„login”:”nazwa użytkownika”, „group”:”nazwa grupy”},</text:p>
              <text:p text:style-name="P69">gdzie <text:span text:style-name="T29">login</text:span> – nazwa użytkownika który zostanie usunięty z grupy,</text:p>
              <text:p text:style-name="P69"><text:span text:style-name="T29">group</text:span> – nazwa grupy z której użytkownik zostanie usunięty.</text:p>
            </table:table-cell>
          </table:table-row>
          <table:table-row table:style-name="Table2.1">
            <table:table-cell table:style-name="Table2.A3" office:value-type="string">
              <text:p text:style-name="P87">17</text:p>
            </table:table-cell>
            <table:table-cell table:style-name="Table2.A3" office:value-type="string">
              <text:p text:style-name="P87">ADD_TEST</text:p>
            </table:table-cell>
            <table:table-cell table:style-name="Table2.C3" office:value-type="string">
              <text:p text:style-name="P88">Dodaje nowy test z odpowiedziami.</text:p>
              <text:p text:style-name="P88">Klient wysyła ramkę w fomacie JSON:</text:p>
              <text:p text:style-name="P88">{„text”:”tekst pytania”, „answers”:[„odp1”, „odp2”], „right_answer”:”id”},</text:p>
              <text:p text:style-name="P88">gdzie <text:span text:style-name="T29">text</text:span> – tekst pytania,</text:p>
              <text:p text:style-name="P88"><text:span text:style-name="T29">answers</text:span> – lista możliwych odpowiedzi na pytanie <text:span text:style-name="T35">oprucz prawidłowej odpowiedzi.</text:span></text:p>
              <text:p text:style-name="P88"><text:span text:style-name="T30">right_answer</text:span><text:span text:style-name="T35"> – prawidłowa odpowiedź na pytanie.</text:span></text:p>
              <text:p text:style-name="P89">Jeżeli odpowiedź prawidłowa jest pusta klient dostaje błąd BAD_FORMAT.</text:p>
            </table:table-cell>
          </table:table-row>
          <table:table-row table:style-name="Table2.1">
            <table:table-cell table:style-name="Table2.A3" office:value-type="string">
              <text:p text:style-name="P87">18</text:p>
            </table:table-cell>
            <table:table-cell table:style-name="Table2.A3" office:value-type="string">
              <text:p text:style-name="P87">REMOVE_TEST</text:p>
            </table:table-cell>
            <table:table-cell table:style-name="Table2.C3" office:value-type="string">
              <text:p text:style-name="P90">Usuwa podany test z listy testów.</text:p>
              <text:p text:style-name="P90">Klient podaje w danych ramki numer testu do usunięcia.</text:p>
            </table:table-cell>
          </table:table-row>
        </table:table>
        <text:p text:style-name="Text_20_body"/>
        <text:p text:style-name="P12">Tablica 3.1.1.2.2 – <text:span text:style-name="T23">Wartości s</text:span>tałe protokołu</text:p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P76">Wartość</text:p>
            </table:table-cell>
            <table:table-cell table:style-name="Table4.A1" office:value-type="string">
              <text:p text:style-name="P76">Nazwa</text:p>
            </table:table-cell>
            <table:table-cell table:style-name="Table4.C1" office:value-type="string">
              <text:p text:style-name="P76">Opis</text:p>
            </table:table-cell>
          </table:table-row>
          <table:table-row>
            <table:table-cell table:style-name="Table4.A2" office:value-type="string">
              <text:p text:style-name="P76">20</text:p>
            </table:table-cell>
            <table:table-cell table:style-name="Table4.A2" office:value-type="string">
              <text:p text:style-name="P76">LOGIN_BYTE_SIZE</text:p>
            </table:table-cell>
            <table:table-cell table:style-name="Table4.C2" office:value-type="string">
              <text:p text:style-name="P76">Rozmiar loginu w bajtach.</text:p>
            </table:table-cell>
          </table:table-row>
          <text:soft-page-break/>
          <table:table-row>
            <table:table-cell table:style-name="Table4.A2" office:value-type="string">
              <text:p text:style-name="P76">30</text:p>
            </table:table-cell>
            <table:table-cell table:style-name="Table4.A2" office:value-type="string">
              <text:p text:style-name="P76">PASSWORD_BYTE_SIZE</text:p>
            </table:table-cell>
            <table:table-cell table:style-name="Table4.C2" office:value-type="string">
              <text:p text:style-name="P76">Rozmiar hasła w bajtach.</text:p>
            </table:table-cell>
          </table:table-row>
          <table:table-row>
            <table:table-cell table:style-name="Table4.A2" office:value-type="string">
              <text:p text:style-name="P77"/>
            </table:table-cell>
            <table:table-cell table:style-name="Table4.A2" office:value-type="string">
              <text:p text:style-name="P76"/>
            </table:table-cell>
            <table:table-cell table:style-name="Table4.C2" office:value-type="string">
              <text:p text:style-name="P76"/>
            </table:table-cell>
          </table:table-row>
        </table:table>
        <text:p text:style-name="Text_20_body"/>
        <text:h text:style-name="P100" text:outline-level="3">Dokładny opis funkcjonalny poszczególnych metod/komend</text:h>
        <text:h text:style-name="P97" text:outline-level="4">XXXXXXXXXXXX (</text:h>
        <text:p text:style-name="Text_20_body">Sygnatura:</text:p>
        <text:p text:style-name="Text_20_body">Deklaracja (wartość zwracana, nazwa, parametry i ich znaczenie</text:p>
        <text:p text:style-name="Text_20_body">Semantyka:</text:p>
        <text:p text:style-name="P9">Po co jest / co robi</text:p>
        <text:p text:style-name="P9">XXXXXXXXXXXXXXXXXXXXXXXXXXXXXXXXX</text:p>
        <text:p text:style-name="P9">XXXXXXXXXXXXXXXXXXXXXXXXXXXXXXXXXX</text:p>
        <text:p text:style-name="P9">XXXXXXXXXXXXXXXXXXXXXXXXXXXXXXXX</text:p>
        <text:p text:style-name="P9">Kody błędów:</text:p>
        <text:h text:style-name="Heading_20_3" text:outline-level="3">Spis komunikatów błędów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Text_20_body">Nr błędu</text:p>
            </table:table-cell>
            <table:table-cell table:style-name="Table3.A1" office:value-type="string">
              <text:p text:style-name="Text_20_body">Komunikat</text:p>
            </table:table-cell>
            <table:table-cell table:style-name="Table3.C1" office:value-type="string">
              <text:p text:style-name="P15">Znaczenie komunikatu</text:p>
            </table:table-cell>
          </table:table-row>
          <table:table-row table:style-name="Table3.1">
            <table:table-cell table:style-name="Table3.A1" office:value-type="string">
              <text:p text:style-name="P14">0</text:p>
            </table:table-cell>
            <table:table-cell table:style-name="Table3.A1" office:value-type="string">
              <text:p text:style-name="Text_20_body">SUCCESS</text:p>
            </table:table-cell>
            <table:table-cell table:style-name="Table3.C1" office:value-type="string">
              <text:p text:style-name="P17">Operacja skończyła się pomuślnie</text:p>
            </table:table-cell>
          </table:table-row>
          <table:table-row table:style-name="Table3.1">
            <table:table-cell table:style-name="Table3.A1" office:value-type="string">
              <text:p text:style-name="P14">1</text:p>
            </table:table-cell>
            <table:table-cell table:style-name="Table3.A1" office:value-type="string">
              <text:p text:style-name="P14">ACCESS_DENIED</text:p>
            </table:table-cell>
            <table:table-cell table:style-name="Table3.C1" office:value-type="string">
              <text:p text:style-name="P17">Klient nie ma uprawnień na wykonanie operacji</text:p>
            </table:table-cell>
          </table:table-row>
          <table:table-row table:style-name="Table3.1">
            <table:table-cell table:style-name="Table3.A1" office:value-type="string">
              <text:p text:style-name="P14">2</text:p>
            </table:table-cell>
            <table:table-cell table:style-name="Table3.A1" office:value-type="string">
              <text:p text:style-name="P16">BAD_COMMAND</text:p>
            </table:table-cell>
            <table:table-cell table:style-name="Table3.C1" office:value-type="string">
              <text:p text:style-name="P17">Zły format ramki <text:span text:style-name="T31">lub polecenia</text:span> lub danych w ramce.</text:p>
            </table:table-cell>
          </table:table-row>
          <table:table-row table:style-name="Table3.1">
            <table:table-cell table:style-name="Table3.A1" office:value-type="string">
              <text:p text:style-name="P18">3</text:p>
            </table:table-cell>
            <table:table-cell table:style-name="Table3.A1" office:value-type="string">
              <text:p text:style-name="P18">ALREADY_EXISTS</text:p>
            </table:table-cell>
            <table:table-cell table:style-name="Table3.C1" office:value-type="string">
              <text:p text:style-name="P19">Obiekt zapytania do serwera już istnieje (n.p. przy spróbie dodać już istniejącego użytkownika)</text:p>
            </table:table-cell>
          </table:table-row>
          <table:table-row table:style-name="Table3.1">
            <table:table-cell table:style-name="Table3.A6" office:value-type="string">
              <text:p text:style-name="P19">4</text:p>
            </table:table-cell>
            <table:table-cell table:style-name="Table3.A6" office:value-type="string">
              <text:p text:style-name="P19">GENERIC_ERROR</text:p>
            </table:table-cell>
            <table:table-cell table:style-name="Table3.C6" office:value-type="string">
              <text:p text:style-name="P19">Na serwerzewystąpił błąd.</text:p>
            </table:table-cell>
          </table:table-row>
          <table:table-row table:style-name="Table3.1">
            <table:table-cell table:style-name="Table3.A6" office:value-type="string">
              <text:p text:style-name="P19">5</text:p>
            </table:table-cell>
            <table:table-cell table:style-name="Table3.A6" office:value-type="string">
              <text:p text:style-name="P19">DOES_NOT_EXISTS</text:p>
            </table:table-cell>
            <table:table-cell table:style-name="Table3.C6" office:value-type="string">
              <text:p text:style-name="P20">Obiekt zapytania do serwera nie istnieje (n.p. przy spróbie uzyskania informacji o nieistniejącym użytkowniku).</text:p>
            </table:table-cell>
          </table:table-row>
        </table:table>
        <text:p text:style-name="P10"/>
        <text:h text:style-name="P91" text:outline-level="1">Przypadki użycia</text:h>
        <text:h text:style-name="P100" text:outline-level="3">Klient tworzy nowego użytkownika w bazie serwera</text:h>
        <text:p text:style-name="Text_20_body"><text:tab/>xxxxxxxxxXXXXXXXXXXXXXXXXXX <text:span text:style-name="T7">Na przykład</text:span></text:p>
        <text:h text:style-name="P100" text:outline-level="3">Klient loguje się do serwera</text:h>
        <text:p text:style-name="Text_20_body"><text:tab/>Klient wywołuje login. <text:s text:c="12"/><text:span text:style-name="T7">Na przykład</text:span></text:p>
        <text:h text:style-name="P100" text:outline-level="3"><text:soft-page-break/>Klient wylogowuje się z serwera</text:h>
        <text:p text:style-name="Text_20_body">Klient wywołuje logout</text:p>
        <text:h text:style-name="P100" text:outline-level="3">XXXXXXXXXXXXXXX</text:h>
        <text:p text:style-name="Text_20_body">XXXXXXXXXXXXXXXXXXXXXXXXXX</text:p>
        <text:p text:style-name="Text_20_body"/>
        <text:h text:style-name="P91" text:outline-level="1">Aplikacja klienta</text:h>
        <text:h text:style-name="P92" text:outline-level="2">Wstęp</text:h>
        <text:p text:style-name="P10">Po co jest co robi.</text:p>
        <text:h text:style-name="P92" text:outline-level="2">Moduł <text:span text:style-name="T7">nazwa1</text:span></text:h>
        <text:p text:style-name="P10">Bardzo ogólnie funkcjonalność</text:p>
        <text:h text:style-name="P92" text:outline-level="2">Moduł <text:span text:style-name="T7">nazwa2</text:span></text:h>
        <text:p text:style-name="P10">Bardzo ogólnie funkcjonalność</text:p>
        <text:h text:style-name="P91" text:outline-level="1">Aplikacja serwera</text:h>
        <text:h text:style-name="P92" text:outline-level="2">Wstęp</text:h>
        <text:p text:style-name="P10">Po co jest co robi.</text:p>
        <text:h text:style-name="P92" text:outline-level="2">Moduł <text:span text:style-name="T7">nazwa1</text:span></text:h>
        <text:p text:style-name="P10">Bardzo ogólnie funkcjonalność</text:p>
        <text:h text:style-name="P92" text:outline-level="2">Moduł <text:span text:style-name="T7">nazwa2</text:span></text:h>
        <text:p text:style-name="P10">Bardzo ogólnie funkcjonalność</text:p>
        <text:p text:style-name="P11"><text:s/></text:p>
        <text:h text:style-name="P91" text:outline-level="1">Przechowywane dane </text:h>
        <text:h text:style-name="P92" text:outline-level="2">Wstęp</text:h>
        <text:h text:style-name="P92" text:outline-level="2">Tabela/ plik1</text:h>
        <text:p text:style-name="P10">Po co jest, rodzaj przechowywanych danych</text:p>
        <text:h text:style-name="P92" text:outline-level="2"><text:soft-page-break/>Tabela/ plik2</text:h>
        <text:h text:style-name="P91" text:outline-level="1">Interfejs danych</text:h>
        <text:h text:style-name="P93" text:outline-level="2">Funkcja 1</text:h>
        <text:p text:style-name="P10">Krótki opis (po co, zwracana wartość, parametry)</text:p>
        <text:h text:style-name="P93" text:outline-level="2">Funkcja 2</text:h>
        <text:p text:style-name="P10">Krótki opis (po co, zwracana wartość, parametry)</text:p>
        <text:h text:style-name="P94" text:outline-level="2">…</text:h>
        <text:h text:style-name="P92" text:outline-level="2">Spis komunikatów błędów</text:h>
        <text:h text:style-name="P91" text:outline-level="1">Planowany podział prac</text:h>
        <text:p text:style-name="P21">W formie tabeli kto realizuje którą funkcję / moduł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agłówek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Podpis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agłówek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agłówek_20_spisu_20_treści" style:display-name="Nagłówek spisu treści" style:family="paragraph" style:parent-style-name="Header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ks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ks" style:class="index">
      <style:paragraph-properties fo:margin-left="0.1965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Indeks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ks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ks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ks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ks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Spis_20_treści_20_10" style:display-name="Spis treści 10" style:family="paragraph" style:parent-style-name="Indeks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" style:display-name="Domyślna czcionka akapitu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1" style:display-name="Domyślna czcionka akapitu1" style:family="text"/>
    <style:style style:name="Znaki_20_numeracji" style:display-name="Znaki numeracji" style:family="text"/>
    <style:style style:name="Symbole_20_wypunktowania" style:display-name="Symbole wypunktowania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/<text:page-count style:num-format="1"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owanie aplikacji klient-serwer</dc:title>
    <meta:initial-creator>M. Nalbach-Moszyńska</meta:initial-creator>
    <meta:creation-date>2014-03-15T14:33:00</meta:creation-date>
    <dc:date>2018-05-20T16:06:05.615809829</dc:date>
    <meta:print-date>2113-01-01T00:00:00</meta:print-date>
    <meta:editing-cycles>116</meta:editing-cycles>
    <meta:editing-duration>PT4H17S</meta:editing-duration>
    <meta:generator>LibreOffice/6.0.4.1$Linux_X86_64 LibreOffice_project/00m0$Build-1</meta:generator>
    <meta:document-statistic meta:table-count="4" meta:image-count="0" meta:object-count="0" meta:page-count="10" meta:paragraph-count="269" meta:word-count="1350" meta:character-count="9806" meta:non-whitespace-character-count="8556"/>
  </office:meta>
</office:document-meta>
</file>